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7cm" fo:min-width="2.11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7cm" fo:min-width="2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04cm" fo:min-width="2.11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5cm" fo:min-width="2.962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5cm" fo:min-width="2.96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6cm" fo:min-width="2.11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6cm" fo:min-width="2.1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05cm" fo:min-width="2.114cm" fo:padding-top="0.165cm" fo:padding-bottom="0.165cm" fo:padding-left="0.29cm" fo:padding-right="0.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3.99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2cm" fo:min-width="2.11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4.5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05cm" fo:min-width="2.11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3.328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auto-grow-height="true" draw:auto-grow-width="false" fo:max-height="0cm" fo:min-height="4.978cm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auto-grow-height="true" draw:auto-grow-width="false" fo:max-height="0cm" fo:min-height="4.632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02cm" fo:min-width="9.326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71cm" fo:min-width="4.501cm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6.274cm" fo:min-width="10.596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71cm" fo:min-width="6.787cm" fo:padding-top="0.165cm" fo:padding-bottom="0.165cm" fo:padding-left="0.29cm" fo:padding-right="0.29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FreeMono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center"/>
      <style:text-properties style:font-name="FreeMono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Courier 10 Pitch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Courier 10 Pitch" fo:font-size="8pt" style:font-size-asian="8pt" style:font-size-complex="8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ffffff"/>
    </style:style>
    <style:style style:name="T1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Courier 10 Pitch"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81cm" svg:height="1.535cm" svg:x="13.727cm" svg:y="21.826cm">
          <text:p text:style-name="P1"><text:span text:style-name="T1">Re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81cm" svg:height="1.549cm" svg:x="13.727cm" svg:y="28.346cm">
          <text:p text:style-name="P1"><text:span text:style-name="T1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81cm" svg:height="2.286cm" svg:x="13.727cm" svg:y="24.052cm">
          <text:p text:style-name="P3"><text:span text:style-name="T2">DetMessage</text:span></text:p>
          <text:p text:style-name="P3"><text:span text:style-name="T2">&lt;st,stCh,val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1cm" svg:height="2.286cm" svg:x="13.727cm" svg:y="18.152cm">
          <text:p text:style-name="P3"><text:span text:style-name="T2">RawMessage</text:span></text:p>
          <text:p text:style-name="P3"><text:span text:style-name="T2">&lt;elCh,val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81cm" svg:height="1.604cm" svg:x="13.727cm" svg:y="15.803cm">
          <text:p text:style-name="P1"><text:span text:style-name="T1">Un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748cm" svg:x="13.727cm" svg:y="12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727cm" svg:y1="13.587cm" svg:x2="17.537cm" svg:y2="13.587cm">
          <text:p text:style-name="P3"><text:span text:style-name="T1">Elect</text:span><text:span text:style-name="T1">r. </text:span><text:span text:style-name="T1">block</text:span></text:p>
          <text:p text:style-name="P3"><text:span text:style-name="T1"/></text:p>
          <text:p text:style-name="P3"><text:span text:style-name="T1">(TDC)</text:span></text:p>
        </draw:line>
        <draw:custom-shape draw:style-name="gr7" draw:text-style-name="P5" draw:layer="layout" svg:width="0.254cm" svg:height="0.254cm" svg:x="14.093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6" draw:id="id16" draw:layer="layout" svg:width="0.254cm" svg:height="0.254cm" svg:x="14.4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4.8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5.2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5.6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0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4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8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4.094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8" draw:id="id18" draw:layer="layout" svg:width="0.254cm" svg:height="0.254cm" svg:x="14.4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4.8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5.2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5.6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0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4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6.8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5" draw:layer="layout" svg:width="3.81cm" svg:height="2.748cm" svg:x="13.728cm" svg:y="5.014cm">
            <text:p text:style-name="P3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254cm" svg:height="0.254cm" svg:x="14.094cm" svg:y="7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4.4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4.8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5.2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5.6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6.0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6.4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16.8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3.81cm" svg:height="2.748cm" svg:x="21.328cm" svg:y="8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1.328cm" svg:y1="9.988cm" svg:x2="25.138cm" svg:y2="9.988cm">
          <text:p text:style-name="P3"><text:span text:style-name="T1"><text:s/></text:span><text:span text:style-name="T1">Analog </text:span><text:span text:style-name="T1">electr.</text:span><text:span text:style-name="T1"><text:line-break/></text:span><text:span text:style-name="T1"><text:line-break/></text:span><text:span text:style-name="T1">block</text:span></text:p>
        </draw:line>
        <draw:custom-shape draw:style-name="gr7" draw:text-style-name="P5" xml:id="id20" draw:id="id20" draw:layer="layout" svg:width="0.254cm" svg:height="0.254cm" svg:x="22.095cm" svg:y="1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895cm" svg:y="1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69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49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9" draw:id="id19" draw:layer="layout" svg:width="0.254cm" svg:height="0.254cm" svg:x="21.695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496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296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097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3.81cm" svg:height="1.534cm" svg:x="21.328cm" svg:y="21.827cm">
          <text:p text:style-name="P1"><text:span text:style-name="T1">Re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3.81cm" svg:height="1.548cm" svg:x="21.328cm" svg:y="28.347cm">
          <text:p text:style-name="P1"><text:span text:style-name="T1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3.81cm" svg:height="2.286cm" svg:x="21.328cm" svg:y="24.053cm">
          <text:p text:style-name="P3"><text:span text:style-name="T2">DetMessage</text:span></text:p>
          <text:p text:style-name="P3"><text:span text:style-name="T2">&lt;st,stCh,val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3.81cm" svg:height="2.286cm" svg:x="21.328cm" svg:y="18.153cm">
          <text:p text:style-name="P3"><text:span text:style-name="T2">RawMessage</text:span></text:p>
          <text:p text:style-name="P3"><text:span text:style-name="T2">&lt;elCh,val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81cm" svg:height="1.605cm" svg:x="21.328cm" svg:y="15.803cm">
          <text:p text:style-name="P1"><text:span text:style-name="T1">U</text:span><text:span text:style-name="T1">n</text:span><text:span text:style-name="T1">p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748cm" svg:x="21.328cm" svg:y="12.2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254cm" svg:height="0.254cm" svg:x="21.6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0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4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2" draw:id="id22" draw:layer="layout" svg:width="0.254cm" svg:height="0.254cm" svg:x="22.8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2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6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0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4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1.6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0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2.4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1" draw:id="id21" draw:layer="layout" svg:width="0.254cm" svg:height="0.254cm" svg:x="22.8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2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3.6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0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4.4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15.632cm" svg:y1="17.407cm" svg:x2="15.632cm" svg:y2="18.152cm" draw:start-shape="id1" draw:start-glue-point="8" draw:end-shape="id2" draw:end-glue-point="0" svg:d="M15632 17407v745" svg:viewBox="0 0 1 746">
          <text:p/>
        </draw:connector>
        <draw:connector draw:style-name="gr12" draw:text-style-name="P5" draw:layer="layout" draw:type="line" svg:x1="15.632cm" svg:y1="20.438cm" svg:x2="15.632cm" svg:y2="21.826cm" draw:start-shape="id2" draw:start-glue-point="2" draw:end-shape="id3" draw:end-glue-point="4" svg:d="M15632 20438v1388" svg:viewBox="0 0 1 1389">
          <text:p/>
        </draw:connector>
        <draw:connector draw:style-name="gr12" draw:text-style-name="P5" draw:layer="layout" draw:type="line" svg:x1="15.632cm" svg:y1="23.361cm" svg:x2="15.632cm" svg:y2="24.052cm" draw:start-shape="id3" draw:start-glue-point="8" draw:end-shape="id4" draw:end-glue-point="0" svg:d="M15632 23361v691" svg:viewBox="0 0 1 692">
          <text:p/>
        </draw:connector>
        <draw:connector draw:style-name="gr12" draw:text-style-name="P5" draw:layer="layout" draw:type="line" svg:x1="23.233cm" svg:y1="23.361cm" svg:x2="23.233cm" svg:y2="24.053cm" draw:start-shape="id5" draw:start-glue-point="8" draw:end-shape="id6" draw:end-glue-point="0" svg:d="M23233 23361v692" svg:viewBox="0 0 1 693">
          <text:p/>
        </draw:connector>
        <draw:connector draw:style-name="gr12" draw:text-style-name="P5" draw:layer="layout" draw:type="line" svg:x1="23.233cm" svg:y1="20.439cm" svg:x2="23.233cm" svg:y2="21.827cm" draw:start-shape="id7" draw:start-glue-point="2" draw:end-shape="id5" draw:end-glue-point="4" svg:d="M23233 20439v1388" svg:viewBox="0 0 1 1389">
          <text:p/>
        </draw:connector>
        <draw:connector draw:style-name="gr12" draw:text-style-name="P5" draw:layer="layout" draw:type="line" svg:x1="23.233cm" svg:y1="17.408cm" svg:x2="23.233cm" svg:y2="18.153cm" draw:start-shape="id8" draw:start-glue-point="8" draw:end-shape="id7" draw:end-glue-point="0" svg:d="M23233 17408v745" svg:viewBox="0 0 1 746">
          <text:p/>
        </draw:connector>
        <draw:connector draw:style-name="gr12" draw:text-style-name="P5" draw:layer="layout" draw:type="line" svg:x1="15.632cm" svg:y1="26.338cm" svg:x2="15.632cm" svg:y2="28.346cm" draw:start-shape="id4" draw:start-glue-point="2" draw:end-shape="id9" draw:end-glue-point="4" svg:d="M15632 26338v2008" svg:viewBox="0 0 1 2009">
          <text:p/>
        </draw:connector>
        <draw:connector draw:style-name="gr12" draw:text-style-name="P5" draw:layer="layout" draw:type="line" svg:x1="23.233cm" svg:y1="26.339cm" svg:x2="23.233cm" svg:y2="28.347cm" draw:start-shape="id6" draw:start-glue-point="2" draw:end-shape="id10" draw:end-glue-point="4" svg:d="M23233 26339v2008" svg:viewBox="0 0 1 2009">
          <text:p/>
        </draw:connector>
        <draw:custom-shape draw:style-name="gr13" draw:text-style-name="P4" xml:id="id11" draw:id="id11" draw:layer="layout" svg:width="4.572cm" svg:height="2.286cm" svg:x="13.331cm" svg:y="30.653cm">
          <text:p text:style-name="P3"><text:span text:style-name="T2">CalDetMessa</text:span><text:span text:style-name="T2">ge</text:span></text:p>
          <text:p text:style-name="P3"><text:span text:style-name="T2">&lt;st,stCh,ca</text:span><text:span text:style-name="T2">lVal&gt;</text:span></text:p>
          <text:p text:style-name="P3"><text:span text:style-name="T2"/></text:p>
          <text:p text:style-name="P3"><text:span text:style-name="T3">(TDC:calVal=cal</text:span><text:span text:style-name="T3">Time)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2" draw:id="id12" draw:layer="layout" svg:width="4.572cm" svg:height="2.286cm" svg:x="20.951cm" svg:y="30.654cm">
          <text:p text:style-name="P3"><text:span text:style-name="T2">CalDetMessa</text:span><text:span text:style-name="T2">ge</text:span></text:p>
          <text:p text:style-name="P3"><text:span text:style-name="T2">&lt;st,stCh,ca</text:span><text:span text:style-name="T2">lVal&gt;</text:span></text:p>
          <text:p text:style-name="P3"><text:span text:style-name="T3"/></text:p>
          <text:p text:style-name="P3"><text:span text:style-name="T3">(ADC:calVal=cal</text:span><text:span text:style-name="T3">Edep)</text:span></text:p>
          <text:p text:style-name="P3"><text:span text:style-name="T3">(QDC:calVal=cal</text:span><text:span text:style-name="T3">Edep)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5.632cm" svg:y1="29.895cm" svg:x2="15.617cm" svg:y2="30.653cm" draw:start-shape="id9" draw:start-glue-point="8" draw:end-shape="id11" draw:end-glue-point="0" svg:d="M15632 29895l-15 758" svg:viewBox="0 0 16 759">
          <text:p/>
        </draw:connector>
        <draw:connector draw:style-name="gr12" draw:text-style-name="P5" draw:layer="layout" draw:type="line" svg:x1="23.233cm" svg:y1="29.895cm" svg:x2="23.237cm" svg:y2="30.654cm" draw:start-shape="id10" draw:start-glue-point="8" draw:end-shape="id12" draw:end-glue-point="0" svg:d="M23233 29895l4 759" svg:viewBox="0 0 5 760">
          <text:p/>
        </draw:connector>
        <draw:custom-shape draw:style-name="gr14" draw:text-style-name="P2" xml:id="id13" draw:id="id13" draw:layer="layout" svg:width="3.81cm" svg:height="1.544cm" svg:x="17.522cm" svg:y="33.685cm">
          <text:p text:style-name="P1"><text:span text:style-name="T1">DigiBuildi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15.617cm" svg:y1="32.939cm" svg:x2="18.08cm" svg:y2="33.911cm" draw:start-shape="id11" draw:start-glue-point="2" draw:end-shape="id13" draw:end-glue-point="5" svg:d="M15617 32939l2463 972" svg:viewBox="0 0 2464 973">
          <text:p/>
        </draw:connector>
        <draw:connector draw:style-name="gr12" draw:text-style-name="P5" draw:layer="layout" draw:type="line" svg:x1="23.237cm" svg:y1="32.94cm" svg:x2="20.774cm" svg:y2="33.911cm" draw:start-shape="id12" draw:start-glue-point="2" draw:end-shape="id13" draw:end-glue-point="11" svg:d="M23237 32940l-2463 971" svg:viewBox="0 0 2464 972">
          <text:p/>
        </draw:connector>
        <draw:custom-shape draw:style-name="gr15" draw:text-style-name="P4" xml:id="id14" draw:id="id14" draw:layer="layout" svg:width="5.08cm" svg:height="2.286cm" svg:x="16.887cm" svg:y="35.957cm">
          <text:p text:style-name="P3"><text:span text:style-name="T2">D</text:span><text:span text:style-name="T2">i</text:span><text:span text:style-name="T2">g</text:span><text:span text:style-name="T2">i</text:span></text:p>
          <text:p text:style-name="P3"><text:span text:style-name="T2">&lt;</text:span><text:span text:style-name="T2">s</text:span><text:span text:style-name="T2">t</text:span><text:span text:style-name="T2">,</text:span><text:span text:style-name="T2">s</text:span><text:span text:style-name="T2">t</text:span><text:span text:style-name="T2">C</text:span><text:span text:style-name="T2">h</text:span><text:span text:style-name="T2">,</text:span><text:span text:style-name="T2"><text:line-break/></text:span><text:span text:style-name="T2">c</text:span><text:span text:style-name="T2">a</text:span><text:span text:style-name="T2">l</text:span><text:span text:style-name="T2">V</text:span><text:span text:style-name="T2">a</text:span><text:span text:style-name="T2">l</text:span><text:span text:style-name="T2">{</text:span><text:span text:style-name="T2">1</text:span><text:span text:style-name="T2">-</text:span><text:span text:style-name="T2">N</text:span><text:span text:style-name="T2">}</text:span><text:span text:style-name="T2">&gt;</text:span></text:p>
          <text:p text:style-name="P3"><text:span text:style-name="T3">(i</text:span><text:span text:style-name="T3">.e</text:span><text:span text:style-name="T3">.: </text:span><text:span text:style-name="T3">ca</text:span><text:span text:style-name="T3">lt</text:span><text:span text:style-name="T3">im</text:span><text:span text:style-name="T3">e,</text:span><text:span text:style-name="T3">ca</text:span><text:span text:style-name="T3">lE</text:span><text:span text:style-name="T3">de</text:span><text:span text:style-name="T3">p)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9.427cm" svg:y1="35.229cm" svg:x2="19.427cm" svg:y2="35.957cm" draw:start-shape="id13" draw:start-glue-point="8" draw:end-shape="id14" draw:end-glue-point="0" svg:d="M19427 35229v728" svg:viewBox="0 0 1 729">
          <text:p/>
        </draw:connector>
        <draw:custom-shape draw:style-name="gr16" draw:text-style-name="P2" xml:id="id15" draw:id="id15" draw:layer="layout" svg:width="3.81cm" svg:height="1.463cm" svg:x="17.522cm" svg:y="39.086cm">
          <text:p text:style-name="P1"><text:span text:style-name="T1">R</text:span><text:span text:style-name="T1">e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19.427cm" svg:y1="38.243cm" svg:x2="19.427cm" svg:y2="39.086cm" draw:start-shape="id14" draw:start-glue-point="2" draw:end-shape="id15" draw:end-glue-point="4" svg:d="M19427 38243v843" svg:viewBox="0 0 1 844">
          <text:p/>
        </draw:connector>
        <draw:custom-shape draw:style-name="gr8" draw:text-style-name="P5" draw:layer="layout" svg:width="3.81cm" svg:height="2.748cm" svg:x="17.829cm" svg:y="5.015cm">
          <text:p text:style-name="P3">S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254cm" svg:height="0.254cm" svg:x="18.195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7" draw:id="id17" draw:layer="layout" svg:width="0.254cm" svg:height="0.254cm" svg:x="18.5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8.9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9.3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9.7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0.1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0.5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0.9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5" draw:layer="layout" svg:width="3.81cm" svg:height="2.748cm" svg:x="23.73cm" svg:y="5.016cm">
            <text:p text:style-name="P3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254cm" svg:height="0.254cm" svg:x="24.0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4.4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4.8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5.2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5.6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6.0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6.4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54cm" svg:height="0.254cm" svg:x="26.8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5" draw:layer="layout" svg:width="1.016cm" svg:height="14.324cm" draw:transform="rotate (-1.5707963267949) translate (27.809cm 3.8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6" draw:layer="layout" svg:width="3.556cm" svg:height="0.962cm" svg:x="18.903cm" svg:y="2.901cm">
          <draw:text-box>
            <text:p text:style-name="P3">Detector</text:p>
          </draw:text-box>
        </draw:frame>
        <draw:connector draw:style-name="gr12" draw:text-style-name="P5" draw:layer="layout" draw:type="line" svg:x1="14.621cm" svg:y1="14.7cm" svg:x2="15.632cm" svg:y2="15.803cm" draw:start-shape="id16" draw:start-glue-point="8" draw:end-shape="id1" draw:end-glue-point="4" svg:d="M14621 14700l1011 1103" svg:viewBox="0 0 1012 1104">
          <text:p/>
        </draw:connector>
        <draw:connector draw:style-name="gr12" draw:text-style-name="P5" draw:layer="layout" draw:type="line" svg:x1="18.723cm" svg:y1="7.502cm" svg:x2="14.622cm" svg:y2="12.547cm" draw:start-shape="id17" draw:start-glue-point="8" draw:end-shape="id18" draw:end-glue-point="4" svg:d="M18723 7502l-4101 5045" svg:viewBox="0 0 4102 5046">
          <text:p/>
        </draw:connector>
        <draw:line draw:style-name="gr6" draw:text-style-name="P2" draw:layer="layout" svg:x1="21.327cm" svg:y1="13.615cm" svg:x2="25.137cm" svg:y2="13.615cm">
          <text:p text:style-name="P3"><text:span text:style-name="T1">Electr. block</text:span></text:p>
          <text:p text:style-name="P3"><text:span text:style-name="T1"/></text:p>
          <text:p text:style-name="P3"><text:span text:style-name="T1">(ADC/QDC)</text:span></text:p>
        </draw:line>
        <draw:connector draw:style-name="gr12" draw:text-style-name="P5" draw:layer="layout" draw:type="line" svg:x1="18.813cm" svg:y1="7.465cm" svg:x2="21.732cm" svg:y2="8.984cm" draw:start-shape="id17" draw:start-glue-point="9" draw:end-shape="id19" draw:end-glue-point="5" svg:d="M18813 7465l2919 1519" svg:viewBox="0 0 2920 1520">
          <text:p/>
        </draw:connector>
        <draw:connector draw:style-name="gr12" draw:text-style-name="P5" draw:layer="layout" draw:type="line" svg:x1="22.222cm" svg:y1="11.101cm" svg:x2="23.023cm" svg:y2="12.548cm" draw:start-shape="id20" draw:start-glue-point="8" draw:end-shape="id21" draw:end-glue-point="4" svg:d="M22222 11101l801 1447" svg:viewBox="0 0 802 1448">
          <text:p/>
        </draw:connector>
        <draw:connector draw:style-name="gr12" draw:text-style-name="P5" draw:layer="layout" draw:type="line" svg:x1="23.022cm" svg:y1="14.701cm" svg:x2="23.233cm" svg:y2="15.803cm" draw:start-shape="id22" draw:start-glue-point="8" draw:end-shape="id8" draw:end-glue-point="4" svg:d="M23022 14701l211 1102" svg:viewBox="0 0 212 1103">
          <text:p/>
        </draw:connector>
        <draw:frame draw:style-name="gr19" draw:text-style-name="P8" draw:layer="layout" svg:width="2.032cm" svg:height="3.048cm" svg:x="17.649cm" svg:y="12.353cm">
          <draw:text-box>
            <text:p text:style-name="P7"><text:span text:style-name="T4">in</text:span><text:span text:style-name="T4"><text:line-break/></text:span><text:span text:style-name="T4">el. ch.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out</text:span></text:p>
            <text:p text:style-name="P7"><text:span text:style-name="T4">el. ch.</text:span></text:p>
          </draw:text-box>
        </draw:frame>
        <draw:frame draw:style-name="gr20" draw:text-style-name="P6" draw:layer="layout" svg:width="2.017cm" svg:height="0.962cm" svg:x="21.713cm" svg:y="6.336cm">
          <draw:text-box>
            <text:p text:style-name="P3">…</text:p>
          </draw:text-box>
        </draw:frame>
        <draw:frame draw:style-name="gr21" draw:text-style-name="P6" draw:layer="layout" svg:width="8.865cm" svg:height="7.441cm" svg:x="1.549cm" svg:y="1.245cm">
          <draw:text-box>
            <text:p><text:span text:style-name="T5">Detect</text:span><text:span text:style-name="T5">ors:</text:span></text:p>
            <text:p>Beam detector (MWPC+ToF)</text:p>
            <text:p>Telescope 1 (Left)</text:p>
            <text:p>Telescope 2 (Right)</text:p>
            <text:p>Telescope 3</text:p>
            <text:p>Telescope 4</text:p>
            <text:p/>
            <text:p>ND = neutron = stilbene</text:p>
            <text:p>Gadast</text:p>
            <text:p>Neurad</text:p>
          </draw:text-box>
        </draw:frame>
        <draw:frame draw:style-name="gr22" draw:text-style-name="P6" draw:layer="layout" svg:width="11.176cm" svg:height="4.962cm" svg:x="1.524cm" svg:y="9.373cm">
          <draw:text-box>
            <text:p><text:span text:style-name="T5">Station</text:span><text:span text:style-name="T5">s:</text:span></text:p>
            <text:p>Single-sided Si</text:p>
            <text:p>Double-sided Si</text:p>
            <text:p>One MWPC station</text:p>
            <text:p>Crystal array (CsI, LaBr, full Neurad)</text:p>
            <text:p>One ToF station</text:p>
          </draw:text-box>
        </draw:frame>
        <draw:frame draw:style-name="gr23" draw:text-style-name="P8" draw:layer="layout" svg:width="2.54cm" svg:height="0.586cm" svg:x="17.78cm" svg:y="8.235cm">
          <draw:text-box>
            <text:p text:style-name="P7"><text:span text:style-name="T4">out st. ch.</text:span></text:p>
          </draw:text-box>
        </draw:frame>
        <draw:custom-shape draw:style-name="gr24" draw:text-style-name="P5" draw:layer="layout" svg:width="9.906cm" svg:height="14.732cm" svg:x="1.524cm" svg:y="17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9.398cm" svg:height="13.76cm" svg:x="1.778cm" svg:y="18.041cm">
          <draw:text-box>
            <text:p text:style-name="P9"><text:span text:style-name="T5">C</text:span><text:span text:style-name="T5">a</text:span><text:span text:style-name="T5">li</text:span><text:span text:style-name="T5">b</text:span><text:span text:style-name="T5">r</text:span><text:span text:style-name="T5">a</text:span><text:span text:style-name="T5">ti</text:span><text:span text:style-name="T5">o</text:span><text:span text:style-name="T5">n </text:span><text:span text:style-name="T5">r</text:span><text:span text:style-name="T5">u</text:span><text:span text:style-name="T5">n</text:span></text:p>
            <text:p text:style-name="P9"><text:span text:style-name="T5"/></text:p>
            <text:p text:style-name="P9"><text:span text:style-name="T6">[</text:span><text:span text:style-name="T6">s</text:span><text:span text:style-name="T6">t</text:span><text:span text:style-name="T6">o</text:span><text:span text:style-name="T6">p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 </text:span><text:span text:style-name="T6">r</text:span><text:span text:style-name="T6">u</text:span><text:span text:style-name="T6">n</text:span><text:span text:style-name="T6">;]</text:span></text:p>
            <text:p text:style-name="P9"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a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r</text:span><text:span text:style-name="T6">u</text:span><text:span text:style-name="T6">n</text:span><text:span text:style-name="T6">;</text:span></text:p>
            <text:p text:style-name="P9"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</text:span></text:p>
            <text:p text:style-name="P9"><text:span text:style-name="T6">s</text:span><text:span text:style-name="T6">t</text:span><text:span text:style-name="T6">a</text:span><text:span text:style-name="T6">r</text:span><text:span text:style-name="T6">t </text:span><text:span text:style-name="T6">r</text:span><text:span text:style-name="T6">u</text:span><text:span text:style-name="T6">n </text:span><text:span text:style-name="T6">—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—</text:span><text:span text:style-name="T6"> </text:span><text:span text:style-name="T6">s</text:span><text:span text:style-name="T6">t</text:span><text:span text:style-name="T6">o</text:span><text:span text:style-name="T6">p </text:span><text:span text:style-name="T6">r</text:span><text:span text:style-name="T6">u</text:span><text:span text:style-name="T6">n</text:span><text:span text:style-name="T6">;</text:span></text:p>
            <text:p text:style-name="P9"><text:span text:style-name="T6">p</text:span><text:span text:style-name="T6">e</text:span><text:span text:style-name="T6">r</text:span><text:span text:style-name="T6">f</text:span><text:span text:style-name="T6">o</text:span><text:span text:style-name="T6">r</text:span><text:span text:style-name="T6">m</text:span><text:span text:style-name="T6">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/text:p>
            <text:p text:style-name="P9"><text:span text:style-name="T7"/></text:p>
            <text:p text:style-name="P9"><text:span text:style-name="T7">c</text:span><text:span text:style-name="T7">a</text:span><text:span text:style-name="T7">li</text:span><text:span text:style-name="T7">b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il</text:span><text:span text:style-name="T7">e</text:span><text:span text:style-name="T6">;</text:span></text:p>
            <text:p text:style-name="P9"><text:span text:style-name="T6"/></text:p>
            <text:p text:style-name="P9"><text:span text:style-name="T6">[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n</text:span><text:span text:style-name="T6">e</text:span><text:span text:style-name="T6">x</text:span><text:span text:style-name="T6">t </text:span><text:span text:style-name="T6">(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s</text:span><text:span text:style-name="T6">) </text:span><text:span text:style-name="T6">r</text:span><text:span text:style-name="T6">u</text:span><text:span text:style-name="T6">n</text:span><text:span text:style-name="T6">;]</text:span></text:p>
            <text:p text:style-name="P9"><text:span text:style-name="T6">[</text:span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]</text:span></text:p>
          </draw:text-box>
        </draw:frame>
        <draw:custom-shape draw:style-name="gr26" draw:text-style-name="P5" xml:id="id23" draw:id="id23" draw:layer="layout" svg:width="5.08cm" svg:height="1.37cm" svg:x="3.964cm" svg:y="26.57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27" draw:text-style-name="P5" draw:layer="layout" draw:type="curve" svg:x1="9.044cm" svg:y1="27.262cm" svg:x2="21.886cm" svg:y2="28.573cm" draw:start-shape="id23" draw:start-glue-point="7" draw:end-shape="id10" draw:end-glue-point="5" svg:d="M9044 27262c8562 0 12842 437 12842 1311" svg:viewBox="0 0 12843 1312">
          <text:p/>
        </draw:connector>
        <draw:connector draw:style-name="gr27" draw:text-style-name="P5" draw:layer="layout" draw:type="curve" svg:x1="9.044cm" svg:y1="27.262cm" svg:x2="14.285cm" svg:y2="28.572cm" draw:start-shape="id23" draw:start-glue-point="7" draw:end-shape="id9" draw:end-glue-point="5" svg:d="M9044 27262c3494 0 5241 436 5241 1310" svg:viewBox="0 0 5242 1311">
          <text:p/>
        </draw:connector>
        <draw:custom-shape draw:style-name="gr28" draw:text-style-name="P11" draw:layer="layout" svg:width="11.176cm" svg:height="6.604cm" svg:x="1.524cm" svg:y="34.011cm">
          <text:p text:style-name="P3"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i</text:span><text:span text:style-name="T5">o</text:span><text:span text:style-name="T5">n</text:span><text:span text:style-name="T5">:</text:span></text:p>
          <text:p text:style-name="P3"><text:span text:style-name="T6">G</text:span><text:span text:style-name="T6">e</text:span><text:span text:style-name="T6">a</text:span><text:span text:style-name="T6">n</text:span><text:span text:style-name="T6">t</text:span><text:span text:style-name="T6">4 </text:span><text:span text:style-name="T6">E</text:span><text:span text:style-name="T6">l</text:span><text:span text:style-name="T6">o</text:span><text:span text:style-name="T6">s</text:span><text:span text:style-name="T6">s </text:span><text:span text:style-name="T6">→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H</text:span><text:span text:style-name="T6">it</text:span><text:span text:style-name="T6">s</text:span><text:span text:style-name="T6">(</text:span><text:span text:style-name="T6">) </text:span><text:span text:style-name="T6">→</text:span><text:span text:style-name="T6"><text:line-break/></text:span><text:span text:style-name="T6"> </text:span><text:span text:style-name="T7">[</text:span><text:span text:style-name="T7">D</text:span><text:span text:style-name="T7">I</text:span><text:span text:style-name="T7">G</text:span><text:span text:style-name="T7">I</text:span><text:span text:style-name="T7">T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]</text:span><text:span text:style-name="T6"> </text:span><text:span text:style-name="T6">→</text:span><text:span text:style-name="T6"> </text:span><text:span text:style-name="T6">E</text:span><text:span text:style-name="T6">d</text:span><text:span text:style-name="T6">e</text:span><text:span text:style-name="T6">p</text:span></text:p>
          <text:p text:style-name="P3"><text:span text:style-name="T6"/></text:p>
          <text:p text:style-name="P3"><text:span text:style-name="T5">E</text:span><text:span text:style-name="T5">x</text:span><text:span text:style-name="T5">p</text:span><text:span text:style-name="T5">e</text:span><text:span text:style-name="T5">ri</text:span><text:span text:style-name="T5">m</text:span><text:span text:style-name="T5">e</text:span><text:span text:style-name="T5">n</text:span><text:span text:style-name="T5">t</text:span><text:span text:style-name="T5">a</text:span><text:span text:style-name="T5">l </text:span><text:span text:style-name="T5">d</text:span><text:span text:style-name="T5">a</text:span><text:span text:style-name="T5">t</text:span><text:span text:style-name="T5">a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:</text:span></text:p>
          <text:p text:style-name="P3"><text:span text:style-name="T6">D</text:span><text:span text:style-name="T6">e</text:span><text:span text:style-name="T6">t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 </text:span><text:span text:style-name="T6">→</text:span><text:span text:style-name="T6"> </text:span><text:span text:style-name="T7">[</text:span><text:span text:style-name="T7">C</text:span><text:span text:style-name="T7">A</text:span><text:span text:style-name="T7">L</text:span><text:span text:style-name="T7">I</text:span><text:span text:style-name="T7">B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]</text:span><text:span text:style-name="T6"> </text:span><text:span text:style-name="T6">→</text:span><text:span text:style-name="T6"><text:line-break/></text:span><text:span text:style-name="T6">C</text:span><text:span text:style-name="T6">a</text:span><text:span text:style-name="T6">l</text:span><text:span text:style-name="T6">D</text:span><text:span text:style-name="T6">e</text:span><text:span text:style-name="T6">t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 </text:span><text:span text:style-name="T6">~ </text:span><text:span text:style-name="T6">E</text:span><text:span text:style-name="T6">d</text:span><text:span text:style-name="T6">e</text:span><text:span text:style-name="T6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xml:id="id24" draw:id="id24" draw:layer="layout" svg:width="7.366cm" svg:height="1.37cm" draw:transform="rotate (-1.5707963267949) translate (28.423cm 22.581cm)">
          <text:p text:style-name="P3">Setup configuration file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27" draw:text-style-name="P5" draw:layer="layout" draw:type="curve" draw:line-skew="-0.219cm" svg:x1="27.738cm" svg:y1="22.581cm" svg:x2="16.979cm" svg:y2="22.05cm" draw:start-shape="id24" draw:start-glue-point="5" draw:end-shape="id3" draw:end-glue-point="11" svg:d="M27738 22581c0-2274-10759-2008-10759-531" svg:viewBox="0 0 10760 1675">
          <text:p/>
        </draw:connector>
        <draw:connector draw:style-name="gr27" draw:text-style-name="P5" draw:layer="layout" draw:type="curve" draw:line-skew="0.384cm" svg:x1="27.738cm" svg:y1="22.581cm" svg:x2="24.58cm" svg:y2="22.051cm" draw:start-shape="id24" draw:start-glue-point="5" draw:end-shape="id5" draw:end-glue-point="11" svg:d="M27738 22581c0-1366-3158-1101-3158-530" svg:viewBox="0 0 3159 996">
          <text:p/>
        </draw:connector>
        <draw:connector draw:style-name="gr27" draw:text-style-name="P5" draw:layer="layout" draw:type="curve" svg:x1="27.738cm" svg:y1="29.947cm" svg:x2="21.332cm" svg:y2="34.457cm" draw:start-shape="id24" draw:start-glue-point="7" draw:end-shape="id13" draw:end-glue-point="10" svg:d="M27738 29947c0 3007-2135 4510-6406 4510" svg:viewBox="0 0 6407 4511">
          <text:p/>
        </draw:connector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27cm" fo:margin-right="1.27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3cm" svg:height="7.575cm" svg:x="2.823cm" svg:y="2.485cm"/>
      <draw:page-thumbnail draw:layer="backgroundobjects" svg:width="5.353cm" svg:height="7.575cm" svg:x="2.823cm" svg:y="11.061cm"/>
      <draw:page-thumbnail draw:layer="backgroundobjects" svg:width="5.353cm" svg:height="7.575cm" svg:x="2.823cm" svg:y="19.637cm"/>
      <draw:page-thumbnail draw:layer="backgroundobjects" svg:width="5.353cm" svg:height="7.575cm" svg:x="12.823cm" svg:y="2.485cm"/>
      <draw:page-thumbnail draw:layer="backgroundobjects" svg:width="5.353cm" svg:height="7.575cm" svg:x="12.823cm" svg:y="11.061cm"/>
      <draw:page-thumbnail draw:layer="backgroundobjects" svg:width="5.353cm" svg:height="7.575cm" svg:x="12.823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1:41:52.743779648</meta:creation-date>
    <dc:date>2018-04-30T13:14:31.551302676</dc:date>
    <meta:editing-duration>PT36M53S</meta:editing-duration>
    <meta:editing-cycles>12</meta:editing-cycles>
    <meta:generator>LibreOffice/5.1.6.2$Linux_X86_64 LibreOffice_project/10m0$Build-2</meta:generator>
    <meta:document-statistic meta:object-count="149"/>
  </office:meta>
</office:document-meta>
</file>